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54141" officeooo:paragraph-rsid="00154141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686ac" officeooo:paragraph-rsid="001686ac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style:text-underline-style="none" fo:font-weight="bold" officeooo:paragraph-rsid="00152c4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152c41" officeooo:paragraph-rsid="00152c4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1296b0" officeooo:paragraph-rsid="001296b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style="italic" style:font-style-asian="italic" style:font-style-complex="italic"/>
    </style:style>
    <style:style style:name="T3" style:family="text">
      <style:text-properties style:text-line-through-style="none" style:text-line-through-type="none" fo:font-style="italic" officeooo:rsid="00154141" style:font-style-asian="italic" style:font-style-complex="italic"/>
    </style:style>
    <style:style style:name="T4" style:family="text">
      <style:text-properties style:text-line-through-style="none" style:text-line-through-type="none" fo:font-style="italic" officeooo:rsid="001686ac" style:font-style-asian="italic" style:font-style-complex="italic"/>
    </style:style>
    <style:style style:name="T5" style:family="text">
      <style:text-properties style:text-line-through-style="none" style:text-line-through-type="none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text-line-through-style="none" style:text-line-through-type="none" fo:font-size="14pt" style:font-size-asian="14pt" style:font-size-complex="14pt"/>
    </style:style>
    <style:style style:name="T7" style:family="text">
      <style:text-properties officeooo:rsid="001686ac"/>
    </style:style>
    <style:style style:name="T8" style:family="text">
      <style:text-properties officeooo:rsid="00129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1"/><text:span text:style-name="T8">JAVASCRIPT INTERSHIP REPORT</text:span></text:p>
      <text:p text:style-name="P4"><text:s text:c="59"/>DAILY ACTIVITY REPORT</text:p>
      <text:p text:style-name="P5"/>
      <text:p text:style-name="P5">Day1: Date 28/05/2024</text:p>
      <text:p text:style-name="P5"/>
      <text:p text:style-name="P5">The intership started on 28-05-2024. first day was introduction day. This session includes.</text:p>
      <text:p text:style-name="P5"/>
      <text:p text:style-name="P5">1. Principles of computer</text:p>
      <text:p text:style-name="P5">2. Type of application</text:p>
      <text:p text:style-name="P5">3. Types of website</text:p>
      <text:p text:style-name="P5">4. Explain static and dynamic website</text:p>
      <text:p text:style-name="P5">5. Introduce java script</text:p>
      <text:p text:style-name="P5">6. Explain variables</text:p>
      <text:p text:style-name="P5">7. Explain 4 ways to declare variable</text:p>
      <text:p text:style-name="P5">9. Introduce VS Code and node.js.</text:p>
      <text:p text:style-name="P5">10. <text:s/>Type convverison in java script [implicit and explicit ].</text:p>
      <text:p text:style-name="P5"/>
      <text:p text:style-name="P5"><text:s/>This wil be in hands on training mode,So,We completed 6 task and 4 assignment total 10 programs completed in the indroduction day .</text:p>
      <text:p text:style-name="P5"/>
      <text:p text:style-name="P5">-------------------------------------------------------------------------------------------------------</text:p>
      <text:p text:style-name="P1">DAY 2</text:p>
      <text:p text:style-name="P2">date : 25\05\2024</text:p>
      <text:p text:style-name="P1"/>
      <text:p text:style-name="P1"><text:tab/><text:tab/>Second <text:s/>day is on 25\05\2024 . hands on training will start at 9.45 am we covered the following session</text:p>
      <text:p text:style-name="P1"/>
      <text:p text:style-name="P1">1. <text:span text:style-name="T7">St</text:span>rict keyword and use of strict word with example</text:p>
      <text:p text:style-name="P1">2. <text:span text:style-name="T7">E</text:span>xpression</text:p>
      <text:p text:style-name="P1">3. <text:span text:style-name="T7">C</text:span>omment : <text:s/>expained about comment in programing language</text:p>
      <text:p text:style-name="P1">4. <text:span text:style-name="T7">R</text:span>eady data form user : this session will done three programs based on this <text:s/>session.</text:p>
      <text:p text:style-name="P1">5. <text:span text:style-name="T7">O</text:span>perators</text:p>
      <text:p text:style-name="P1"><text:tab/>a.<text:span text:style-name="T7">A</text:span>rithmethic operators </text:p>
      <text:p text:style-name="P1"><text:tab/>b.<text:span text:style-name="T7">C</text:span>omparison operator</text:p>
      <text:p text:style-name="P6"><text:span text:style-name="T3"><text:tab/></text:span><text:span text:style-name="T4">c.Locial operators</text:span></text:p>
      <text:p text:style-name="P6"><text:span text:style-name="T4"><text:s/>We coverd <text:s/>the above session with different example and <text:s/>programs </text:span></text:p>
      <text:p text:style-name="P6"><text:span text:style-name="T4"/></text:p>
      <text:p text:style-name="P7"><text:span text:style-name="T1">6. Conditional statemennt</text:span></text:p>
      <text:p text:style-name="P7"><text:s text:c="6"/></text:p>
      <text:p text:style-name="P7"><text:s text:c="7"/>we also program using if statement and succesfuly completed </text:p>
      <text:p text:style-name="P7">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6:47.716850545</meta:creation-date>
    <dc:date>2024-05-29T16:05:57.687864006</dc:date>
    <meta:editing-duration>PT8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86" meta:character-count="1449" meta:non-whitespace-character-count="1174"/>
  </office:meta>
</office:document-meta>
</file>